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2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G. S. Rosenberg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ly 1, 1895</text:p>
      <text:p text:style-name="P6">Month<text:tab/><text:tab/><text:tab/><text:tab/><text:tab/><text:tab/>July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Louisville</text:p>
      <text:p text:style-name="P6">State<text:tab/><text:tab/><text:tab/><text:tab/><text:tab/><text:tab/>K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G. S. Rosenberg,/</text:p>
      <text:p text:style-name="P2">Men's Furnishing Goods,/</text:p>
      <text:p text:style-name="P2">Propr. Royal Laundry,/</text:p>
      <text:p text:style-name="P2">S. W. Cor. First and Market Streets./</text:p>
      <text:p text:style-name="P4">Louisville, Ky. July 1<text:span text:style-name="T2">st</text:span><text:span text:style-name="T3"> 1895/</text:span></text:p>
      <text:p text:style-name="P3"><text:span text:style-name="T3">Rev. Dr. S. Morais/</text:span></text:p>
      <text:p text:style-name="P3"><text:span text:style-name="T3"><text:tab/>Philad</text:span><text:span text:style-name="T2">a</text:span><text:span text:style-name="T3">/</text:span></text:p>
      <text:p text:style-name="P3"><text:span text:style-name="T3">My dear Sir/</text:span></text:p>
      <text:p text:style-name="P3"><text:span text:style-name="T3"><text:tab/>Your letter of the 29th ulto/ has just reached me. <text:s/>I thank you very/ much for it. <text:s/>You are enshrined in my heart/ as the noblest of men and as my loving guide/ and teacher--these, your lines have dispelled/ whatever little shadow rested for a few days/ over that image and I before this will compen-/sate you for whatever pain my letter--unin/tentionally--occasioned. <text:s/>I wrote you on the/ 16th ulto a rather lengthy letter, largely in the na-/ture of a confession and pouring out of my heart;/ </text:span><text:soft-page-break/><text:span text:style-name="T3">practically, to get your valued opinion as to the/ advisability and feasibility of my applying for the/ position of Sup't of the Jewish Hospital and Home/ for Aged and Infirm Hebrews of your city./</text:span></text:p>
      <text:p text:style-name="P3"><text:span text:style-name="T3"/></text:p>
      <text:p text:style-name="P3"><text:span text:style-name="T3">[Page 2]</text:span></text:p>
      <text:p text:style-name="P3"><text:span text:style-name="T3">In reply I received a letter from Mr Loeb/ to you suggesting that I make application/ direct to him, which I have since done./ <text:s/>I do hope, that you have not destroyed my/ first letter so that a re-perusal will/ explain my otherwise strangely appraising aspi-/rations and you will also get a true insight/ into the motives that prompted the thought of/ such a step. <text:s/>Should you be further interested/ and the aforesaid letter have been lost or mislaid/ I will be pleased to write you again./</text:span></text:p>
      <text:p text:style-name="P3"><text:span text:style-name="T3">With renewed assurances of love and esteem/ in which my wife joins I am/ Sincerely yours/ G S Rosenberg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1:19:20.66</meta:creation-date>
    <meta:document-statistic meta:table-count="0" meta:image-count="0" meta:object-count="0" meta:page-count="3" meta:paragraph-count="73" meta:word-count="427" meta:character-count="2733"/>
    <dc:date>2012-01-03T11:43:38.05</dc:date>
    <dc:creator>Penn Libraries</dc:creator>
    <meta:editing-duration>PT00H09M07S</meta:editing-duration>
    <meta:editing-cycles>1</meta:editing-cycles>
    <meta:generator>OpenOffice.org/3.2$Win32 OpenOffice.org_project/320m12$Build-9483</meta:generator>
  </office:meta>
</office:document-meta>
</file>